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text-properties text:display="none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fa884" officeooo:paragraph-rsid="001fa884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4" style:family="text">
      <style:text-properties officeooo:rsid="001aa533"/>
    </style:style>
    <style:style style:name="T5" style:family="text">
      <style:text-properties officeooo:rsid="001e0ee2"/>
    </style:style>
    <style:style style:name="T6" style:family="text">
      <style:text-properties officeooo:rsid="0020b8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5">8</text:span>/0<text:span text:style-name="T5">1</text:span> – <text:span text:style-name="T6">MONTAG</text:span>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11">0<text:span text:style-name="T4">7</text:span>00 – 15<text:span text:style-name="T4">4</text:span>0</text:p>
          </table:table-cell>
          <table:table-cell table:style-name="Table6.D2" office:value-type="string">
            <text:p text:style-name="P10"/>
            <text:p text:style-name="P12">HZB</text:p>
            <text:p text:style-name="P10"/>
          </table:table-cell>
        </table:table-row>
        <table:table-row table:style-name="Table6.3">
          <table:table-cell table:style-name="Table6.A2" office:value-type="string">
            <text:p text:style-name="P2">2016/0<text:span text:style-name="T5">8</text:span>/0<text:span text:style-name="T5">2</text:span> – DIENSTAG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11"><text:span text:style-name="T3">0</text:span><text:span text:style-name="T4">7</text:span><text:span text:style-name="T3">00 – 15</text:span><text:span text:style-name="T4">4</text:span><text:span text:style-name="T3">0</text:span></text:p>
          </table:table-cell>
          <table:table-cell table:style-name="Table6.D2" office:value-type="string">
            <text:p text:style-name="P10"/>
            <text:p text:style-name="P12">HZB</text:p>
            <text:p text:style-name="P10"/>
          </table:table-cell>
        </table:table-row>
        <table:table-row table:style-name="Table6.4">
          <table:table-cell table:style-name="Table6.A2" office:value-type="string">
            <text:p text:style-name="P2">2016/0<text:span text:style-name="T5">8</text:span>/0<text:span text:style-name="T5">3</text:span> – MITTWOCH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11"><text:span text:style-name="T3">0</text:span><text:span text:style-name="T4">7</text:span><text:span text:style-name="T3">00 – 15</text:span><text:span text:style-name="T4">4</text:span><text:span text:style-name="T3">0</text:span></text:p>
          </table:table-cell>
          <table:table-cell table:style-name="Table6.D2" office:value-type="string">
            <text:p text:style-name="P10"/>
            <text:p text:style-name="P12">HZB</text:p>
            <text:p text:style-name="P10"/>
          </table:table-cell>
        </table:table-row>
        <table:table-row table:style-name="Table6.5">
          <table:table-cell table:style-name="Table6.A2" office:value-type="string">
            <text:p text:style-name="P2">2016/0<text:span text:style-name="T5">8</text:span>/0<text:span text:style-name="T5">4</text:span> – DONNERSTAG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11"><text:span text:style-name="T3">0</text:span><text:span text:style-name="T4">7</text:span><text:span text:style-name="T3">00 – 15</text:span><text:span text:style-name="T4">4</text:span><text:span text:style-name="T3">0</text:span></text:p>
          </table:table-cell>
          <table:table-cell table:style-name="Table6.D2" office:value-type="string">
            <text:p text:style-name="P10"/>
            <text:p text:style-name="P12">HZB</text:p>
            <text:p text:style-name="P10"/>
          </table:table-cell>
        </table:table-row>
        <table:table-row table:style-name="Table6.6">
          <table:table-cell table:style-name="Table6.A2" office:value-type="string">
            <text:p text:style-name="P2">2016/0<text:span text:style-name="T5">8</text:span>/0<text:span text:style-name="T5">5</text:span> – FREITAG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10">/</text:p>
          </table:table-cell>
          <table:table-cell table:style-name="Table6.D2" office:value-type="string">
            <text:p text:style-name="P10"/>
            <text:p text:style-name="P12">HZB</text:p>
            <text:p text:style-name="P10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8</text:span><text:span text:style-name="MT1">/0</text:span><text:span text:style-name="MT2">1</text:span><text:span text:style-name="MT1"> – 2016/0</text:span><text:span text:style-name="MT2">8</text:span><text:span text:style-name="MT1">/0</text:span><text:span text:style-name="MT2">5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2">31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12-12T14:00:14.774199752</dc:date>
    <meta:editing-cycles>13</meta:editing-cycles>
    <dc:title>Header Schule</dc:title>
    <meta:editing-duration>PT40M10S</meta:editing-duration>
    <meta:generator>LibreOffice/5.2.3.3$Linux_X86_64 LibreOffice_project/20m0$Build-3</meta:generator>
    <meta:document-statistic meta:table-count="6" meta:image-count="0" meta:object-count="0" meta:page-count="1" meta:paragraph-count="27" meta:word-count="46" meta:character-count="375" meta:non-whitespace-character-count="346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